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page" style:column-width="2.19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73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658cm"/>
    </style:style>
    <style:style style:name="co9" style:family="table-column">
      <style:table-column-properties fo:break-before="auto" style:column-width="1.686cm"/>
    </style:style>
    <style:style style:name="co10" style:family="table-column">
      <style:table-column-properties fo:break-before="auto" style:column-width="1.552cm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able-cell-properties fo:border-bottom="none" fo:border-left="none" fo:border-right="0.002cm solid #000000" fo:border-top="0.002cm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2">
      <style:table-cell-properties fo:border="none"/>
    </style:style>
    <style:style style:name="ce16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color="#000000"/>
    </style:style>
    <style:style style:name="ce19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ff0000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color="#ff0000"/>
    </style:style>
    <style:style style:name="ce21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ff0000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transparent"/>
      <style:text-properties fo:color="#000000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ff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8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29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cccccc"/>
    </style:style>
    <style:style style:name="ce30" style:family="table-cell" style:parent-style-name="Default">
      <style:table-cell-properties fo:background-color="transparent" fo:border="none"/>
      <style:text-properties fo:color="#000000"/>
    </style:style>
    <style:style style:name="ce3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ext-properties fo:color="#000000"/>
    </style:style>
    <style:style style:name="ce3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4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43" style:family="table-cell" style:parent-style-name="Default" style:data-style-name="N1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44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fo:color="#000000"/>
    </style:style>
    <style:style style:name="ce49" style:family="table-cell" style:parent-style-name="Default">
      <style:table-cell-properties fo:border-bottom="none" fo:background-color="#ffcc99" fo:border-left="0.002cm solid #000000" fo:border-right="none" fo:border-top="none"/>
      <style:text-properties fo:color="#000000"/>
    </style:style>
    <style:style style:name="ce50" style:family="table-cell" style:parent-style-name="Default" style:data-style-name="N108">
      <style:table-cell-properties fo:border-bottom="none" fo:background-color="#ffcc99" fo:border-left="0.002cm solid #000000" fo:border-right="none" fo:border-top="0.002cm solid #000000"/>
      <style:text-properties fo:color="#000000"/>
    </style:style>
    <style:style style:name="ce51" style:family="table-cell" style:parent-style-name="Default" style:data-style-name="N108">
      <style:table-cell-properties fo:border-bottom="none" fo:background-color="#ffcc99" fo:border-left="0.002cm solid #000000" fo:border-right="none" fo:border-top="none"/>
      <style:text-properties fo:color="#000000"/>
    </style:style>
    <style:style style:name="ce52" style:family="table-cell" style:parent-style-name="Default" style:data-style-name="N108">
      <style:table-cell-properties fo:border-bottom="0.002cm solid #000000" fo:background-color="#ffcc99" fo:border-left="0.002cm solid #000000" fo:border-right="none" fo:border-top="none"/>
      <style:text-properties fo:color="#000000"/>
    </style:style>
    <style:style style:name="ce53" style:family="table-cell" style:parent-style-name="Default" style:data-style-name="N107"/>
    <style:style style:name="ce5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color="#000000"/>
    </style:style>
    <style:style style:name="ce56" style:family="table-cell" style:parent-style-name="Default">
      <style:table-cell-properties fo:border-bottom="none" fo:background-color="#ffcc99" fo:border-left="none" fo:border-right="0.002cm solid #000000" fo:border-top="none"/>
      <style:text-properties fo:color="#000000"/>
    </style:style>
    <style:style style:name="ce57" style:family="table-cell" style:parent-style-name="Default" style:data-style-name="N108">
      <style:table-cell-properties fo:border-bottom="none" fo:background-color="#ffcc99" fo:border-left="none" fo:border-right="0.002cm solid #000000" fo:border-top="0.002cm solid #000000"/>
      <style:text-properties fo:color="#000000"/>
    </style:style>
    <style:style style:name="ce58" style:family="table-cell" style:parent-style-name="Default" style:data-style-name="N108">
      <style:table-cell-properties fo:border-bottom="none" fo:background-color="#ffcc99" fo:border-left="none" fo:border-right="0.002cm solid #000000" fo:border-top="none"/>
      <style:text-properties fo:color="#000000"/>
    </style:style>
    <style:style style:name="ce59" style:family="table-cell" style:parent-style-name="Default" style:data-style-name="N108">
      <style:table-cell-properties fo:border-bottom="0.002cm solid #000000" fo:background-color="#ffcc99" fo:border-left="none" fo:border-right="0.002cm solid #000000" fo:border-top="none"/>
      <style:text-properties fo:color="#000000"/>
    </style:style>
    <style:style style:name="ce60" style:family="table-cell" style:parent-style-name="Default" style:data-style-name="N108"/>
    <style:style style:name="ce6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000000"/>
    </style:style>
    <style:style style:name="ce6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color="#000000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000000"/>
    </style:style>
    <style:style style:name="ce64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fo:color="#000000"/>
    </style:style>
    <style:style style:name="ce65" style:family="table-cell" style:parent-style-name="Default">
      <style:table-cell-properties fo:border-bottom="none" fo:background-color="transparent" fo:border-left="0.002cm solid #000000" fo:border-right="none" fo:border-top="none"/>
      <style:text-properties fo:color="#000000"/>
    </style:style>
    <style:style style:name="ce66" style:family="table-cell" style:parent-style-name="Default" style:data-style-name="N108">
      <style:table-cell-properties fo:border-bottom="none" fo:background-color="transparent" fo:border-left="0.002cm solid #000000" fo:border-right="none" fo:border-top="0.002cm solid #000000"/>
      <style:text-properties fo:color="#000000"/>
    </style:style>
    <style:style style:name="ce67" style:family="table-cell" style:parent-style-name="Default" style:data-style-name="N108">
      <style:table-cell-properties fo:border-bottom="none" fo:background-color="transparent" fo:border-left="0.002cm solid #000000" fo:border-right="none" fo:border-top="none"/>
      <style:text-properties fo:color="#000000"/>
    </style:style>
    <style:style style:name="ce68" style:family="table-cell" style:parent-style-name="Default" style:data-style-name="N108">
      <style:table-cell-properties fo:border-bottom="0.002cm solid #000000" fo:background-color="transparent" fo:border-left="0.002cm solid #000000" fo:border-right="none" fo:border-top="none"/>
      <style:text-properties fo:color="#000000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fo:color="#000000"/>
    </style:style>
    <style:style style:name="ce71" style:family="table-cell" style:parent-style-name="Default">
      <style:table-cell-properties fo:border-bottom="none" fo:background-color="transparent" fo:border-left="none" fo:border-right="0.002cm solid #000000" fo:border-top="none"/>
      <style:text-properties fo:color="#000000"/>
    </style:style>
    <style:style style:name="ce72" style:family="table-cell" style:parent-style-name="Default" style:data-style-name="N108">
      <style:table-cell-properties fo:border-bottom="none" fo:background-color="transparent" fo:border-left="none" fo:border-right="0.002cm solid #000000" fo:border-top="0.002cm solid #000000"/>
      <style:text-properties fo:color="#000000"/>
    </style:style>
    <style:style style:name="ce73" style:family="table-cell" style:parent-style-name="Default" style:data-style-name="N108">
      <style:table-cell-properties fo:border-bottom="none" fo:background-color="transparent" fo:border-left="none" fo:border-right="0.002cm solid #000000" fo:border-top="none"/>
      <style:text-properties fo:color="#000000"/>
    </style:style>
    <style:style style:name="ce74" style:family="table-cell" style:parent-style-name="Default" style:data-style-name="N108">
      <style:table-cell-properties fo:border-bottom="0.002cm solid #000000" fo:background-color="transparent" fo:border-left="none" fo:border-right="0.002cm solid #000000" fo:border-top="none"/>
      <style:text-properties fo:color="#000000"/>
    </style:style>
    <style:style style:name="ce75" style:family="table-cell" style:parent-style-name="Default" style:data-style-name="N1">
      <style:table-cell-properties style:text-align-source="fix" style:repeat-content="false" fo:border="none"/>
      <style:paragraph-properties fo:text-align="end" fo:margin-left="0cm"/>
    </style:style>
    <style:style style:name="ce76" style:family="table-cell" style:parent-style-name="Default">
      <style:table-cell-properties fo:border-bottom="none" fo:background-color="#ff0000" style:text-align-source="fix" style:repeat-content="false" fo:border-left="none" fo:border-right="0.002cm solid #000000" fo:border-top="none"/>
      <style:paragraph-properties fo:text-align="end" fo:margin-left="0cm"/>
    </style:style>
    <style:style style:name="ce77" style:family="table-cell" style:parent-style-name="Default">
      <style:table-cell-properties fo:border-bottom="0.002cm solid #000000" fo:border-left="none" fo:border-right="0.002cm solid #000000" fo:border-top="none"/>
    </style:style>
    <style:style style:name="ce78" style:family="table-cell" style:parent-style-name="Default" style:data-style-name="N109"/>
    <style:style style:name="ce79" style:family="table-cell" style:parent-style-name="Default" style:data-style-name="N109">
      <style:table-cell-properties fo:border-bottom="none" fo:border-left="0.002cm solid #000000" fo:border-right="none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AC44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ce3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2" table:default-cell-style-name="Default"/>
        <table:table-row table:style-name="ro3">
          <table:table-cell office:value-type="string">
            <text:p>Crowder Volume</text:p>
          </table:table-cell>
          <table:table-cell table:style-name="ce6" office:value-type="float" office:value="12770">
            <text:p>12770</text:p>
          </table:table-cell>
          <table:table-cell table:number-columns-repeated="6"/>
          <table:table-cell table:style-name="ce32"/>
          <table:table-cell table:style-name="ce38"/>
          <table:table-cell table:style-name="ce45" office:value-type="string" table:number-columns-spanned="10" table:number-rows-spanned="1">
            <text:p>Packing Fraction</text:p>
          </table:table-cell>
          <table:covered-table-cell table:style-name="ce38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table-cell/>
        </table:table-row>
        <table:table-row table:style-name="ro3">
          <table:table-cell table:number-columns-repeated="8"/>
          <table:table-cell table:style-name="ce32"/>
          <table:table-cell table:style-name="ce38"/>
          <table:table-cell table:style-name="ce46" office:value-type="float" office:value="0.05" table:number-columns-spanned="2" table:number-rows-spanned="1">
            <text:p>0.05</text:p>
          </table:table-cell>
          <table:covered-table-cell table:style-name="ce46"/>
          <table:table-cell table:style-name="ce62" office:value-type="float" office:value="0.1" table:number-columns-spanned="2" table:number-rows-spanned="1">
            <text:p>0.1</text:p>
          </table:table-cell>
          <table:covered-table-cell table:style-name="ce62" office:value-type="float" office:value="1.1">
            <text:p>1.1</text:p>
          </table:covered-table-cell>
          <table:table-cell table:style-name="ce46" office:value-type="float" office:value="0.2" table:number-columns-spanned="2" table:number-rows-spanned="1">
            <text:p>0.2</text:p>
          </table:table-cell>
          <table:covered-table-cell table:style-name="ce46"/>
          <table:table-cell table:style-name="ce62" office:value-type="float" office:value="0.25" table:number-columns-spanned="2" table:number-rows-spanned="1">
            <text:p>0.25</text:p>
          </table:table-cell>
          <table:covered-table-cell table:style-name="ce62"/>
          <table:table-cell table:style-name="ce46" office:value-type="float" office:value="0.3" table:number-columns-spanned="2" table:number-rows-spanned="1">
            <text:p>0.3</text:p>
          </table:table-cell>
          <table:covered-table-cell table:style-name="ce46"/>
          <table:table-cell/>
        </table:table-row>
        <table:table-row table:style-name="ro3">
          <table:table-cell table:number-columns-repeated="2"/>
          <table:table-cell table:style-name="ce14" office:value-type="string" table:number-columns-spanned="3" table:number-rows-spanned="1">
            <text:p>Packing Fraction – Fraction bound</text:p>
          </table:table-cell>
          <table:covered-table-cell table:number-columns-repeated="2"/>
          <table:table-cell table:number-columns-repeated="2"/>
          <table:table-cell table:style-name="ce23"/>
          <table:table-cell table:style-name="ce33" office:value-type="string">
            <text:p>Crowders</text:p>
          </table:table-cell>
          <table:table-cell table:style-name="ce33" office:value-type="string">
            <text:p>Cluster:</text:p>
          </table:table-cell>
          <table:table-cell table:style-name="ce47" office:value-type="string">
            <text:p>Inverted</text:p>
          </table:table-cell>
          <table:table-cell table:style-name="ce54" office:value-type="string">
            <text:p>Native</text:p>
          </table:table-cell>
          <table:table-cell table:style-name="ce63" office:value-type="string">
            <text:p>Inverted</text:p>
          </table:table-cell>
          <table:table-cell table:style-name="ce69" office:value-type="string">
            <text:p>Native</text:p>
          </table:table-cell>
          <table:table-cell table:style-name="ce47" office:value-type="string">
            <text:p>Inverted</text:p>
          </table:table-cell>
          <table:table-cell table:style-name="ce54" office:value-type="string">
            <text:p>Native</text:p>
          </table:table-cell>
          <table:table-cell table:style-name="ce63" office:value-type="string">
            <text:p>Inverted</text:p>
          </table:table-cell>
          <table:table-cell table:style-name="ce69" office:value-type="string">
            <text:p>Native</text:p>
          </table:table-cell>
          <table:table-cell table:style-name="ce47" office:value-type="string">
            <text:p>Inverted</text:p>
          </table:table-cell>
          <table:table-cell table:style-name="ce54" office:value-type="string">
            <text:p>Native</text:p>
          </table:table-cell>
          <table:table-cell>
            <draw:frame table:end-cell-address="Sheet1.AC31" table:end-x="1.969cm" table:end-y="0.063cm" draw:z-index="1" draw:style-name="gr1" svg:width="19.031cm" svg:height="12.314cm" svg:x="1.003cm" svg:y="0.346cm">
              <draw:object draw:notify-on-update-of-ranges="Sheet1.S35:Sheet1.S39 Sheet1.P35:Sheet1.P39 Sheet1.Q33:Sheet1.Q33 Sheet1.S35:Sheet1.S39 Sheet1.J23:Sheet1.J28 Sheet1.K2:Sheet1.K2 Sheet1.K23:Sheet1.K28 Sheet1.L23:Sheet1.L28 Sheet1.M2:Sheet1.M2 Sheet1.M23:Sheet1.M28 Sheet1.N23:Sheet1.N30 Sheet1.O2:Sheet1.O2 Sheet1.O23:Sheet1.O30 Sheet1.P23:Sheet1.P28 Sheet1.Q2:Sheet1.Q2 Sheet1.Q23:Sheet1.Q28 Sheet1.R23:Sheet1.R28 Sheet1.S2:Sheet1.S2 Sheet1.S23:Sheet1.S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 office:value-type="string">
            <text:p>Crowders</text:p>
          </table:table-cell>
          <table:table-cell table:style-name="ce7" office:value-type="float" office:value="0.05">
            <text:p>0.05</text:p>
          </table:table-cell>
          <table:table-cell table:style-name="ce15" office:value-type="float" office:value="0.1">
            <text:p>0.10</text:p>
          </table:table-cell>
          <table:table-cell table:style-name="ce15" office:value-type="float" office:value="0.2">
            <text:p>0.20</text:p>
          </table:table-cell>
          <table:table-cell table:style-name="ce15" office:value-type="float" office:value="0.25">
            <text:p>0.25</text:p>
          </table:table-cell>
          <table:table-cell table:style-name="ce15" office:value-type="float" office:value="0.3">
            <text:p>0.30</text:p>
          </table:table-cell>
          <table:table-cell table:number-columns-repeated="2"/>
          <table:table-cell table:style-name="ce34" office:value-type="float" office:value="10">
            <text:p>10</text:p>
          </table:table-cell>
          <table:table-cell table:style-name="ce39" office:value-type="string" table:number-columns-spanned="1" table:number-rows-spanned="4">
            <text:p>Population</text:p>
          </table:table-cell>
          <table:table-cell table:style-name="ce48" office:value-type="float" office:value="880">
            <text:p>880</text:p>
          </table:table-cell>
          <table:table-cell table:style-name="ce55" office:value-type="float" office:value="1323">
            <text:p>1323</text:p>
          </table:table-cell>
          <table:table-cell table:style-name="ce64" office:value-type="float" office:value="2586">
            <text:p>2586</text:p>
          </table:table-cell>
          <table:table-cell table:style-name="ce70" office:value-type="float" office:value="1897">
            <text:p>1897</text:p>
          </table:table-cell>
          <table:table-cell table:style-name="ce48" office:value-type="float" office:value="4034">
            <text:p>4034</text:p>
          </table:table-cell>
          <table:table-cell table:style-name="ce55" office:value-type="float" office:value="3519">
            <text:p>3519</text:p>
          </table:table-cell>
          <table:table-cell table:style-name="ce64"/>
          <table:table-cell table:style-name="ce70"/>
          <table:table-cell table:style-name="ce48" office:value-type="float" office:value="625">
            <text:p>625</text:p>
          </table:table-cell>
          <table:table-cell table:style-name="ce55" office:value-type="float" office:value="1559">
            <text:p>1559</text:p>
          </table:table-cell>
          <table:table-cell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8" office:value-type="float" office:value="0.8363">
            <text:p>0.8363</text:p>
          </table:table-cell>
          <table:table-cell table:style-name="ce16" office:value-type="float" office:value="0.9643">
            <text:p>0.9643</text:p>
          </table:table-cell>
          <table:table-cell table:style-name="ce19" office:value-type="float" office:value="0.7689">
            <text:p>0.7689</text:p>
          </table:table-cell>
          <table:table-cell table:style-name="ce22" office:value-type="string" table:number-columns-spanned="2" table:number-rows-spanned="1">
            <text:p>Volume too small</text:p>
          </table:table-cell>
          <table:covered-table-cell table:style-name="ce29"/>
          <table:table-cell table:number-columns-repeated="2"/>
          <table:table-cell table:style-name="ce35" office:value-type="float" office:value="15">
            <text:p>15</text:p>
          </table:table-cell>
          <table:covered-table-cell table:style-name="ce40"/>
          <table:table-cell table:style-name="ce49"/>
          <table:table-cell table:style-name="ce56"/>
          <table:table-cell table:style-name="ce65" office:value-type="float" office:value="2192">
            <text:p>2192</text:p>
          </table:table-cell>
          <table:table-cell table:style-name="ce71" office:value-type="float" office:value="1452">
            <text:p>1452</text:p>
          </table:table-cell>
          <table:table-cell table:style-name="ce49" office:value-type="float" office:value="4514">
            <text:p>4514</text:p>
          </table:table-cell>
          <table:table-cell table:style-name="ce56" office:value-type="float" office:value="3160">
            <text:p>3160</text:p>
          </table:table-cell>
          <table:table-cell table:style-name="ce65"/>
          <table:table-cell table:style-name="ce71"/>
          <table:table-cell table:style-name="ce49" office:value-type="float" office:value="2583">
            <text:p>2583</text:p>
          </table:table-cell>
          <table:table-cell table:style-name="ce56" office:value-type="float" office:value="2562">
            <text:p>2562</text:p>
          </table:table-cell>
          <table:table-cell/>
        </table:table-row>
        <table:table-row table:style-name="ro3">
          <table:table-cell table:style-name="ce3" office:value-type="float" office:value="5">
            <text:p>5</text:p>
          </table:table-cell>
          <table:table-cell office:value-type="float" office:value="0.7228">
            <text:p>0.7228</text:p>
          </table:table-cell>
          <table:table-cell office:value-type="float" office:value="0.8887">
            <text:p>0.8887</text:p>
          </table:table-cell>
          <table:table-cell office:value-type="float" office:value="0.9691">
            <text:p>0.9691</text:p>
          </table:table-cell>
          <table:table-cell table:style-name="ce23" office:value-type="float" office:value="0.9602">
            <text:p>0.9602</text:p>
          </table:table-cell>
          <table:table-cell table:style-name="ce23" office:value-type="float" office:value="0.031">
            <text:p>0.031</text:p>
          </table:table-cell>
          <table:table-cell table:number-columns-repeated="2"/>
          <table:table-cell table:style-name="ce35" office:value-type="float" office:value="20">
            <text:p>20</text:p>
          </table:table-cell>
          <table:covered-table-cell table:style-name="ce40"/>
          <table:table-cell table:style-name="ce49"/>
          <table:table-cell table:style-name="ce56"/>
          <table:table-cell table:style-name="ce65" office:value-type="float" office:value="1834">
            <text:p>1834</text:p>
          </table:table-cell>
          <table:table-cell table:style-name="ce71" office:value-type="float" office:value="1472">
            <text:p>1472</text:p>
          </table:table-cell>
          <table:table-cell table:style-name="ce49" office:value-type="float" office:value="183">
            <text:p>183</text:p>
          </table:table-cell>
          <table:table-cell table:style-name="ce56" office:value-type="float" office:value="7259">
            <text:p>7259</text:p>
          </table:table-cell>
          <table:table-cell table:style-name="ce65"/>
          <table:table-cell table:style-name="ce71"/>
          <table:table-cell table:style-name="ce49" office:value-type="float" office:value="1746">
            <text:p>1746</text:p>
          </table:table-cell>
          <table:table-cell table:style-name="ce56" office:value-type="float" office:value="2401">
            <text:p>2401</text:p>
          </table:table-cell>
          <table:table-cell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9" office:value-type="float" office:value="0.5465">
            <text:p>0.5465</text:p>
          </table:table-cell>
          <table:table-cell table:style-name="ce17" office:value-type="float" office:value="0.7824">
            <text:p>0.7824</text:p>
          </table:table-cell>
          <table:table-cell table:style-name="ce17" office:value-type="float" office:value="0.8555">
            <text:p>0.8555</text:p>
          </table:table-cell>
          <table:table-cell table:style-name="ce24" office:value-type="float" office:value="0.6857">
            <text:p>0.6857</text:p>
          </table:table-cell>
          <table:table-cell table:style-name="ce30" office:value-type="float" office:value="0.2446">
            <text:p>0.2446</text:p>
          </table:table-cell>
          <table:table-cell table:number-columns-repeated="2"/>
          <table:table-cell table:style-name="ce36" office:value-type="float" office:value="25">
            <text:p>25</text:p>
          </table:table-cell>
          <table:covered-table-cell table:style-name="ce40"/>
          <table:table-cell table:style-name="ce49"/>
          <table:table-cell table:style-name="ce56"/>
          <table:table-cell table:style-name="ce65" office:value-type="float" office:value="1355">
            <text:p>1355</text:p>
          </table:table-cell>
          <table:table-cell table:style-name="ce71" office:value-type="float" office:value="1667">
            <text:p>1667</text:p>
          </table:table-cell>
          <table:table-cell table:style-name="ce49" office:value-type="float" office:value="3688">
            <text:p>3688</text:p>
          </table:table-cell>
          <table:table-cell table:style-name="ce56" office:value-type="float" office:value="3314">
            <text:p>3314</text:p>
          </table:table-cell>
          <table:table-cell table:style-name="ce65"/>
          <table:table-cell table:style-name="ce71"/>
          <table:table-cell table:style-name="ce49" office:value-type="float" office:value="970">
            <text:p>970</text:p>
          </table:table-cell>
          <table:table-cell table:style-name="ce56" office:value-type="float" office:value="945">
            <text:p>945</text:p>
          </table:table-cell>
          <table:table-cell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9" office:value-type="float" office:value="0.4481">
            <text:p>0.4481</text:p>
          </table:table-cell>
          <table:table-cell office:value-type="float" office:value="0.7212">
            <text:p>0.7212</text:p>
          </table:table-cell>
          <table:table-cell office:value-type="float" office:value="0.8313">
            <text:p>0.8313</text:p>
          </table:table-cell>
          <table:table-cell table:style-name="ce25" office:value-type="float" office:value="0.7448">
            <text:p>0.7448</text:p>
          </table:table-cell>
          <table:table-cell office:value-type="float" office:value="0.3785">
            <text:p>0.3785</text:p>
          </table:table-cell>
          <table:table-cell table:number-columns-repeated="2"/>
          <table:table-cell table:style-name="ce34" office:value-type="float" office:value="10">
            <text:p>10</text:p>
          </table:table-cell>
          <table:table-cell table:style-name="ce39" office:value-type="string" table:number-columns-spanned="1" table:number-rows-spanned="4">
            <text:p>Proportions</text:p>
          </table:table-cell>
          <table:table-cell table:style-name="ce50" table:formula="of:=[.K4]/([.K4]+[.L4])" office:value-type="float" office:value="0.399455288243305">
            <text:p>0.399</text:p>
          </table:table-cell>
          <table:table-cell table:style-name="ce57" table:formula="of:=[.L4]/([.K4]+[.L4])" office:value-type="float" office:value="0.600544711756695">
            <text:p>0.601</text:p>
          </table:table-cell>
          <table:table-cell table:style-name="ce66" table:formula="of:=[.M4]/([.M4]+[.N4])" office:value-type="float" office:value="0.576845862145884">
            <text:p>0.577</text:p>
          </table:table-cell>
          <table:table-cell table:style-name="ce72" table:formula="of:=[.N4]/([.M4]+[.N4])" office:value-type="float" office:value="0.423154137854116">
            <text:p>0.423</text:p>
          </table:table-cell>
          <table:table-cell table:style-name="ce50" table:formula="of:=[.O4]/([.O4]+[.P4])" office:value-type="float" office:value="0.534092413610486">
            <text:p>0.534</text:p>
          </table:table-cell>
          <table:table-cell table:style-name="ce57" table:formula="of:=[.P4]/([.O4]+[.P4])" office:value-type="float" office:value="0.465907586389514">
            <text:p>0.466</text:p>
          </table:table-cell>
          <table:table-cell table:style-name="ce66" table:formula="of:=[.Q4]/([.Q4]+[.R4])" office:value-type="float" office:value="0">
            <text:p>#DIV/0!</text:p>
          </table:table-cell>
          <table:table-cell table:style-name="ce72" table:formula="of:=[.R4]/([.Q4]+[.R4])" office:value-type="float" office:value="0">
            <text:p>#DIV/0!</text:p>
          </table:table-cell>
          <table:table-cell table:style-name="ce50" table:formula="of:=[.S4]/([.S4]+[.T4])" office:value-type="float" office:value="0.286172161172161">
            <text:p>0.286</text:p>
          </table:table-cell>
          <table:table-cell table:style-name="ce57" table:formula="of:=[.T4]/([.S4]+[.T4])" office:value-type="float" office:value="0.713827838827839">
            <text:p>0.714</text:p>
          </table:table-cell>
          <table:table-cell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10" office:value-type="float" office:value="0.3759">
            <text:p>0.3759</text:p>
          </table:table-cell>
          <table:table-cell office:value-type="float" office:value="0.6384">
            <text:p>0.6384</text:p>
          </table:table-cell>
          <table:table-cell office:value-type="float" office:value="0.7954">
            <text:p>0.7954</text:p>
          </table:table-cell>
          <table:table-cell table:style-name="ce26" office:value-type="float" office:value="0.6768">
            <text:p>0.6768</text:p>
          </table:table-cell>
          <table:table-cell office:value-type="float" office:value="0.2842">
            <text:p>0.2842</text:p>
          </table:table-cell>
          <table:table-cell table:number-columns-repeated="2"/>
          <table:table-cell table:style-name="ce35" office:value-type="float" office:value="15">
            <text:p>15</text:p>
          </table:table-cell>
          <table:covered-table-cell table:style-name="ce40"/>
          <table:table-cell table:style-name="ce51" table:formula="of:=[.K5]/([.K5]+[.L5])" office:value-type="float" office:value="0">
            <text:p>#DIV/0!</text:p>
          </table:table-cell>
          <table:table-cell table:style-name="ce58" table:formula="of:=[.L5]/([.K5]+[.L5])" office:value-type="float" office:value="0">
            <text:p>#DIV/0!</text:p>
          </table:table-cell>
          <table:table-cell table:style-name="ce67" table:formula="of:=[.M5]/([.M5]+[.N5])" office:value-type="float" office:value="0.601536772777168">
            <text:p>0.602</text:p>
          </table:table-cell>
          <table:table-cell table:style-name="ce73" table:formula="of:=[.N5]/([.M5]+[.N5])" office:value-type="float" office:value="0.398463227222832">
            <text:p>0.398</text:p>
          </table:table-cell>
          <table:table-cell table:style-name="ce51" table:formula="of:=[.O5]/([.O5]+[.P5])" office:value-type="float" office:value="0.588219963513161">
            <text:p>0.588</text:p>
          </table:table-cell>
          <table:table-cell table:style-name="ce58" table:formula="of:=[.P5]/([.O5]+[.P5])" office:value-type="float" office:value="0.411780036486839">
            <text:p>0.412</text:p>
          </table:table-cell>
          <table:table-cell table:style-name="ce67" table:formula="of:=[.Q5]/([.Q5]+[.R5])" office:value-type="float" office:value="0">
            <text:p>#DIV/0!</text:p>
          </table:table-cell>
          <table:table-cell table:style-name="ce73" table:formula="of:=[.R5]/([.Q5]+[.R5])" office:value-type="float" office:value="0">
            <text:p>#DIV/0!</text:p>
          </table:table-cell>
          <table:table-cell table:style-name="ce51" table:formula="of:=[.S5]/([.S5]+[.T5])" office:value-type="float" office:value="0.502040816326531">
            <text:p>0.502</text:p>
          </table:table-cell>
          <table:table-cell table:style-name="ce58" table:formula="of:=[.T5]/([.S5]+[.T5])" office:value-type="float" office:value="0.497959183673469">
            <text:p>0.498</text:p>
          </table:table-cell>
          <table:table-cell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11" office:value-type="float" office:value="0.3457">
            <text:p>0.3457</text:p>
          </table:table-cell>
          <table:table-cell office:value-type="float" office:value="0.5691">
            <text:p>0.5691</text:p>
          </table:table-cell>
          <table:table-cell office:value-type="float" office:value="0.7264">
            <text:p>0.7264</text:p>
          </table:table-cell>
          <table:table-cell table:style-name="ce27" office:value-type="float" office:value="0.5849">
            <text:p>0.5849</text:p>
          </table:table-cell>
          <table:table-cell table:style-name="ce31" office:value-type="float" office:value="0.1283">
            <text:p>0.1283</text:p>
          </table:table-cell>
          <table:table-cell table:number-columns-repeated="2"/>
          <table:table-cell table:style-name="ce35" office:value-type="float" office:value="20">
            <text:p>20</text:p>
          </table:table-cell>
          <table:covered-table-cell table:style-name="ce40"/>
          <table:table-cell table:style-name="ce51" table:formula="of:=[.K6]/([.K6]+[.L6])" office:value-type="float" office:value="0">
            <text:p>#DIV/0!</text:p>
          </table:table-cell>
          <table:table-cell table:style-name="ce58" table:formula="of:=[.L6]/([.K6]+[.L6])" office:value-type="float" office:value="0">
            <text:p>#DIV/0!</text:p>
          </table:table-cell>
          <table:table-cell table:style-name="ce67" table:formula="of:=[.M6]/([.M6]+[.N6])" office:value-type="float" office:value="0.554748941318814">
            <text:p>0.555</text:p>
          </table:table-cell>
          <table:table-cell table:style-name="ce73" table:formula="of:=[.N6]/([.M6]+[.N6])" office:value-type="float" office:value="0.445251058681186">
            <text:p>0.445</text:p>
          </table:table-cell>
          <table:table-cell table:style-name="ce51" table:formula="of:=[.O6]/([.O6]+[.P6])" office:value-type="float" office:value="0.0245901639344262">
            <text:p>0.025</text:p>
          </table:table-cell>
          <table:table-cell table:style-name="ce58" table:formula="of:=[.P6]/([.O6]+[.P6])" office:value-type="float" office:value="0.975409836065574">
            <text:p>0.975</text:p>
          </table:table-cell>
          <table:table-cell table:style-name="ce67" table:formula="of:=[.Q6]/([.Q6]+[.R6])" office:value-type="float" office:value="0">
            <text:p>#DIV/0!</text:p>
          </table:table-cell>
          <table:table-cell table:style-name="ce73" table:formula="of:=[.R6]/([.Q6]+[.R6])" office:value-type="float" office:value="0">
            <text:p>#DIV/0!</text:p>
          </table:table-cell>
          <table:table-cell table:style-name="ce51" table:formula="of:=[.S6]/([.S6]+[.T6])" office:value-type="float" office:value="0.421027248613455">
            <text:p>0.421</text:p>
          </table:table-cell>
          <table:table-cell table:style-name="ce58" table:formula="of:=[.T6]/([.S6]+[.T6])" office:value-type="float" office:value="0.578972751386544">
            <text:p>0.579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table:number-columns-repeated="2"/>
          <table:table-cell office:value-type="float" office:value="0.6597">
            <text:p>0.6597</text:p>
          </table:table-cell>
          <table:table-cell table:number-columns-repeated="4"/>
          <table:table-cell table:style-name="ce36" office:value-type="float" office:value="25">
            <text:p>25</text:p>
          </table:table-cell>
          <table:covered-table-cell table:style-name="ce40"/>
          <table:table-cell table:style-name="ce51" table:formula="of:=[.K7]/([.K7]+[.L7])" office:value-type="float" office:value="0">
            <text:p>#DIV/0!</text:p>
          </table:table-cell>
          <table:table-cell table:style-name="ce58" table:formula="of:=[.L7]/([.K7]+[.L7])" office:value-type="float" office:value="0">
            <text:p>#DIV/0!</text:p>
          </table:table-cell>
          <table:table-cell table:style-name="ce67" table:formula="of:=[.M7]/([.M7]+[.N7])" office:value-type="float" office:value="0.448378557246856">
            <text:p>0.448</text:p>
          </table:table-cell>
          <table:table-cell table:style-name="ce73" table:formula="of:=[.N7]/([.M7]+[.N7])" office:value-type="float" office:value="0.551621442753144">
            <text:p>0.552</text:p>
          </table:table-cell>
          <table:table-cell table:style-name="ce51" table:formula="of:=[.O7]/([.O7]+[.P7])" office:value-type="float" office:value="0.52670665524136">
            <text:p>0.527</text:p>
          </table:table-cell>
          <table:table-cell table:style-name="ce58" table:formula="of:=[.P7]/([.O7]+[.P7])" office:value-type="float" office:value="0.47329334475864">
            <text:p>0.473</text:p>
          </table:table-cell>
          <table:table-cell table:style-name="ce67" table:formula="of:=[.Q7]/([.Q7]+[.R7])" office:value-type="float" office:value="0">
            <text:p>#DIV/0!</text:p>
          </table:table-cell>
          <table:table-cell table:style-name="ce73" table:formula="of:=[.R7]/([.Q7]+[.R7])" office:value-type="float" office:value="0">
            <text:p>#DIV/0!</text:p>
          </table:table-cell>
          <table:table-cell table:style-name="ce51" table:formula="of:=[.S7]/([.S7]+[.T7])" office:value-type="float" office:value="0.506527415143603">
            <text:p>0.507</text:p>
          </table:table-cell>
          <table:table-cell table:style-name="ce58" table:formula="of:=[.T7]/([.S7]+[.T7])" office:value-type="float" office:value="0.493472584856397">
            <text:p>0.493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table:number-columns-repeated="2"/>
          <table:table-cell office:value-type="float" office:value="0.5374">
            <text:p>0.5374</text:p>
          </table:table-cell>
          <table:table-cell table:number-columns-repeated="4"/>
          <table:table-cell table:style-name="ce34" office:value-type="float" office:value="10">
            <text:p>10</text:p>
          </table:table-cell>
          <table:table-cell table:style-name="ce39" office:value-type="string" table:number-columns-spanned="1" table:number-rows-spanned="4">
            <text:p>DRMS</text:p>
          </table:table-cell>
          <table:table-cell table:style-name="ce50" office:value-type="float" office:value="5.10906">
            <text:p>5.109</text:p>
          </table:table-cell>
          <table:table-cell table:style-name="ce57" office:value-type="float" office:value="3.64924">
            <text:p>3.649</text:p>
          </table:table-cell>
          <table:table-cell table:style-name="ce66" office:value-type="float" office:value="5.18026">
            <text:p>5.180</text:p>
          </table:table-cell>
          <table:table-cell table:style-name="ce72" office:value-type="float" office:value="3.64762">
            <text:p>3.648</text:p>
          </table:table-cell>
          <table:table-cell table:style-name="ce50" office:value-type="float" office:value="5.2444">
            <text:p>5.244</text:p>
          </table:table-cell>
          <table:table-cell table:style-name="ce57" office:value-type="float" office:value="3.50519">
            <text:p>3.505</text:p>
          </table:table-cell>
          <table:table-cell table:style-name="ce66"/>
          <table:table-cell table:style-name="ce72"/>
          <table:table-cell table:style-name="ce50" office:value-type="float" office:value="5.20542">
            <text:p>5.205</text:p>
          </table:table-cell>
          <table:table-cell table:style-name="ce57" office:value-type="float" office:value="3.96079">
            <text:p>3.961</text:p>
          </table:table-cell>
          <table:table-cell/>
        </table:table-row>
        <table:table-row table:style-name="ro3">
          <table:table-cell table:number-columns-repeated="8"/>
          <table:table-cell table:style-name="ce35" office:value-type="float" office:value="15">
            <text:p>15</text:p>
          </table:table-cell>
          <table:covered-table-cell table:style-name="ce40"/>
          <table:table-cell table:style-name="ce51"/>
          <table:table-cell table:style-name="ce58"/>
          <table:table-cell table:style-name="ce67" office:value-type="float" office:value="5.13859">
            <text:p>5.139</text:p>
          </table:table-cell>
          <table:table-cell table:style-name="ce73" office:value-type="float" office:value="3.6138">
            <text:p>3.614</text:p>
          </table:table-cell>
          <table:table-cell table:style-name="ce51" office:value-type="float" office:value="5.09345">
            <text:p>5.093</text:p>
          </table:table-cell>
          <table:table-cell table:style-name="ce58" office:value-type="float" office:value="3.80584">
            <text:p>3.806</text:p>
          </table:table-cell>
          <table:table-cell table:style-name="ce67"/>
          <table:table-cell table:style-name="ce73"/>
          <table:table-cell table:style-name="ce51" office:value-type="float" office:value="5.19728">
            <text:p>5.197</text:p>
          </table:table-cell>
          <table:table-cell table:style-name="ce58" office:value-type="float" office:value="3.89663">
            <text:p>3.897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string" table:number-columns-spanned="3" table:number-rows-spanned="1">
            <text:p>Packing Fraction – Box size (edge)</text:p>
          </table:table-cell>
          <table:covered-table-cell table:number-columns-repeated="2"/>
          <table:table-cell table:number-columns-repeated="3"/>
          <table:table-cell table:style-name="ce35" office:value-type="float" office:value="20">
            <text:p>20</text:p>
          </table:table-cell>
          <table:covered-table-cell table:style-name="ce40"/>
          <table:table-cell table:style-name="ce51"/>
          <table:table-cell table:style-name="ce58"/>
          <table:table-cell table:style-name="ce67" office:value-type="float" office:value="5.1862">
            <text:p>5.186</text:p>
          </table:table-cell>
          <table:table-cell table:style-name="ce73" office:value-type="float" office:value="3.76239">
            <text:p>3.762</text:p>
          </table:table-cell>
          <table:table-cell table:style-name="ce51" office:value-type="float" office:value="5.54797">
            <text:p>5.548</text:p>
          </table:table-cell>
          <table:table-cell table:style-name="ce58" office:value-type="float" office:value="3.37022">
            <text:p>3.370</text:p>
          </table:table-cell>
          <table:table-cell table:style-name="ce67"/>
          <table:table-cell table:style-name="ce73"/>
          <table:table-cell table:style-name="ce51" office:value-type="float" office:value="5.28493">
            <text:p>5.285</text:p>
          </table:table-cell>
          <table:table-cell table:style-name="ce58" office:value-type="float" office:value="3.81611">
            <text:p>3.816</text:p>
          </table:table-cell>
          <table:table-cell/>
        </table:table-row>
        <table:table-row table:style-name="ro3">
          <table:table-cell table:style-name="ce1" office:value-type="string">
            <text:p>Crowders</text:p>
          </table:table-cell>
          <table:table-cell table:style-name="ce7" office:value-type="float" office:value="0.05">
            <text:p>0.05</text:p>
          </table:table-cell>
          <table:table-cell table:style-name="ce15" office:value-type="float" office:value="0.1">
            <text:p>0.10</text:p>
          </table:table-cell>
          <table:table-cell table:style-name="ce15" office:value-type="float" office:value="0.2">
            <text:p>0.20</text:p>
          </table:table-cell>
          <table:table-cell table:style-name="ce15" office:value-type="float" office:value="0.25">
            <text:p>0.25</text:p>
          </table:table-cell>
          <table:table-cell table:style-name="ce15" office:value-type="float" office:value="0.3">
            <text:p>0.30</text:p>
          </table:table-cell>
          <table:table-cell table:number-columns-repeated="2"/>
          <table:table-cell table:style-name="ce36" office:value-type="float" office:value="25">
            <text:p>25</text:p>
          </table:table-cell>
          <table:covered-table-cell table:style-name="ce40"/>
          <table:table-cell table:style-name="ce52"/>
          <table:table-cell table:style-name="ce59"/>
          <table:table-cell table:style-name="ce68" office:value-type="float" office:value="5.27566">
            <text:p>5.276</text:p>
          </table:table-cell>
          <table:table-cell table:style-name="ce74" office:value-type="float" office:value="3.84531">
            <text:p>3.845</text:p>
          </table:table-cell>
          <table:table-cell table:style-name="ce52" office:value-type="float" office:value="5.03836">
            <text:p>5.038</text:p>
          </table:table-cell>
          <table:table-cell table:style-name="ce59" office:value-type="float" office:value="3.71219">
            <text:p>3.712</text:p>
          </table:table-cell>
          <table:table-cell table:style-name="ce68"/>
          <table:table-cell table:style-name="ce74"/>
          <table:table-cell table:style-name="ce52" office:value-type="float" office:value="5.22435">
            <text:p>5.224</text:p>
          </table:table-cell>
          <table:table-cell table:style-name="ce59" office:value-type="float" office:value="3.68375">
            <text:p>3.684</text:p>
          </table:table-cell>
          <table:table-cell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2" table:formula="of:=POWER(([.$A16]*[.$B$1])/[.B$15];1/3)" office:value-type="float" office:value="91.5055387969639">
            <text:p>91.51</text:p>
          </table:table-cell>
          <table:table-cell table:style-name="ce18" table:formula="of:=POWER(([.$A16]*[.$B$1])/[.C$15];1/3)" office:value-type="float" office:value="72.6279942736087">
            <text:p>72.63</text:p>
          </table:table-cell>
          <table:table-cell table:style-name="ce20" table:formula="of:=POWER(([.$A16]*[.$B$1])/[.D$15];1/3)" office:value-type="float" office:value="57.6448772561334">
            <text:p>57.64</text:p>
          </table:table-cell>
          <table:table-cell table:style-name="ce20" table:formula="of:=POWER(([.$A16]*[.$B$1])/[.E$15];1/3)" office:value-type="float" office:value="53.5127637174096">
            <text:p>53.51</text:p>
          </table:table-cell>
          <table:table-cell table:style-name="ce20" table:formula="of:=POWER(([.$A16]*[.$B$1])/[.F$15];1/3)" office:value-type="float" office:value="50.3574386630799">
            <text:p>50.36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7" table:formula="of:=POWER(([.$A17]*[.$B$1])/[.B$15];1/3)" office:value-type="float" office:value="108.491812756892">
            <text:p>108.49</text:p>
          </table:table-cell>
          <table:table-cell table:style-name="ce7" table:formula="of:=POWER(([.$A17]*[.$B$1])/[.C$15];1/3)" office:value-type="float" office:value="86.1100088501138">
            <text:p>86.11</text:p>
          </table:table-cell>
          <table:table-cell table:style-name="ce21" table:formula="of:=POWER(([.$A17]*[.$B$1])/[.D$15];1/3)" office:value-type="float" office:value="68.3455593168308">
            <text:p>68.35</text:p>
          </table:table-cell>
          <table:table-cell table:style-name="ce21" table:formula="of:=POWER(([.$A17]*[.$B$1])/[.E$15];1/3)" office:value-type="float" office:value="63.4463969904044">
            <text:p>63.45</text:p>
          </table:table-cell>
          <table:table-cell table:style-name="ce21" table:formula="of:=POWER(([.$A17]*[.$B$1])/[.F$15];1/3)" office:value-type="float" office:value="59.7053454706594">
            <text:p>59.71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13" table:formula="of:=POWER(([.$A18]*[.$B$1])/[.B$15];1/3)" office:value-type="float" office:value="136.691118633662">
            <text:p>136.69</text:p>
          </table:table-cell>
          <table:table-cell table:style-name="ce7" table:formula="of:=POWER(([.$A18]*[.$B$1])/[.C$15];1/3)" office:value-type="float" office:value="108.491812756892">
            <text:p>108.49</text:p>
          </table:table-cell>
          <table:table-cell table:style-name="ce7" table:formula="of:=POWER(([.$A18]*[.$B$1])/[.D$15];1/3)" office:value-type="float" office:value="86.1100088501138">
            <text:p>86.11</text:p>
          </table:table-cell>
          <table:table-cell table:style-name="ce28" table:formula="of:=POWER(([.$A18]*[.$B$1])/[.E$15];1/3)" office:value-type="float" office:value="79.9374511081972">
            <text:p>79.94</text:p>
          </table:table-cell>
          <table:table-cell table:style-name="ce28" table:formula="of:=POWER(([.$A18]*[.$B$1])/[.F$15];1/3)" office:value-type="float" office:value="75.2240215497293">
            <text:p>75.22</text:p>
          </table:table-cell>
          <table:table-cell table:number-columns-repeated="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13" table:formula="of:=POWER(([.$A19]*[.$B$1])/[.B$15];1/3)" office:value-type="float" office:value="156.4722703305">
            <text:p>156.47</text:p>
          </table:table-cell>
          <table:table-cell table:style-name="ce7" table:formula="of:=POWER(([.$A19]*[.$B$1])/[.C$15];1/3)" office:value-type="float" office:value="124.192123263244">
            <text:p>124.19</text:p>
          </table:table-cell>
          <table:table-cell table:style-name="ce7" table:formula="of:=POWER(([.$A19]*[.$B$1])/[.D$15];1/3)" office:value-type="float" office:value="98.5713535571188">
            <text:p>98.57</text:p>
          </table:table-cell>
          <table:table-cell table:style-name="ce7" table:formula="of:=POWER(([.$A19]*[.$B$1])/[.E$15];1/3)" office:value-type="float" office:value="91.5055387969639">
            <text:p>91.51</text:p>
          </table:table-cell>
          <table:table-cell table:style-name="ce7" table:formula="of:=POWER(([.$A19]*[.$B$1])/[.F$15];1/3)" office:value-type="float" office:value="86.1100088501138">
            <text:p>86.11</text:p>
          </table:table-cell>
          <table:table-cell table:number-columns-repeated="15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13" table:formula="of:=POWER(([.$A20]*[.$B$1])/[.B$15];1/3)" office:value-type="float" office:value="172.220017700228">
            <text:p>172.22</text:p>
          </table:table-cell>
          <table:table-cell table:style-name="ce7" table:formula="of:=POWER(([.$A20]*[.$B$1])/[.C$15];1/3)" office:value-type="float" office:value="136.691118633662">
            <text:p>136.69</text:p>
          </table:table-cell>
          <table:table-cell table:style-name="ce7" table:formula="of:=POWER(([.$A20]*[.$B$1])/[.D$15];1/3)" office:value-type="float" office:value="108.491812756892">
            <text:p>108.49</text:p>
          </table:table-cell>
          <table:table-cell table:style-name="ce7" table:formula="of:=POWER(([.$A20]*[.$B$1])/[.E$15];1/3)" office:value-type="float" office:value="100.71487732616">
            <text:p>100.71</text:p>
          </table:table-cell>
          <table:table-cell table:style-name="ce7" table:formula="of:=POWER(([.$A20]*[.$B$1])/[.F$15];1/3)" office:value-type="float" office:value="94.7763282082494">
            <text:p>94.78</text:p>
          </table:table-cell>
          <table:table-cell table:number-columns-repeated="15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13" table:formula="of:=POWER(([.$A21]*[.$B$1])/[.B$15];1/3)" office:value-type="float" office:value="185.518390225638">
            <text:p>185.52</text:p>
          </table:table-cell>
          <table:table-cell table:style-name="ce7" table:formula="of:=POWER(([.$A21]*[.$B$1])/[.C$15];1/3)" office:value-type="float" office:value="147.246043901812">
            <text:p>147.25</text:p>
          </table:table-cell>
          <table:table-cell table:style-name="ce7" table:formula="of:=POWER(([.$A21]*[.$B$1])/[.D$15];1/3)" office:value-type="float" office:value="116.869262493946">
            <text:p>116.87</text:p>
          </table:table-cell>
          <table:table-cell table:style-name="ce7" table:formula="of:=POWER(([.$A21]*[.$B$1])/[.E$15];1/3)" office:value-type="float" office:value="108.491812756892">
            <text:p>108.49</text:p>
          </table:table-cell>
          <table:table-cell table:style-name="ce7" table:formula="of:=POWER(([.$A21]*[.$B$1])/[.F$15];1/3)" office:value-type="float" office:value="102.09470464285">
            <text:p>102.09</text:p>
          </table:table-cell>
          <table:table-cell table:number-columns-repeated="3"/>
          <table:table-cell table:style-name="ce41" office:value-type="float" office:value="0.05" table:number-columns-spanned="2" table:number-rows-spanned="1">
            <text:p>0.05</text:p>
          </table:table-cell>
          <table:covered-table-cell table:style-name="ce4"/>
          <table:table-cell table:style-name="ce41" office:value-type="float" office:value="0.1" table:number-columns-spanned="2" table:number-rows-spanned="1">
            <text:p>0.1</text:p>
          </table:table-cell>
          <table:covered-table-cell table:style-name="ce4"/>
          <table:table-cell table:style-name="ce41" office:value-type="float" office:value="0.2" table:number-columns-spanned="2" table:number-rows-spanned="1">
            <text:p>0.2</text:p>
          </table:table-cell>
          <table:covered-table-cell table:style-name="ce4"/>
          <table:table-cell table:style-name="ce41" office:value-type="float" office:value="0.25" table:number-columns-spanned="2" table:number-rows-spanned="1">
            <text:p>0.25</text:p>
          </table:table-cell>
          <table:covered-table-cell table:style-name="ce4"/>
          <table:table-cell table:style-name="ce41" office:value-type="float" office:value="0.3" table:number-columns-spanned="2" table:number-rows-spanned="1">
            <text:p>0.3</text:p>
          </table:table-cell>
          <table:covered-table-cell table:style-name="ce4"/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table:style-name="ce13" table:formula="of:=POWER(([.$A22]*[.$B$1])/[.B$15];1/3)" office:value-type="float" office:value="197.142707114238">
            <text:p>197.14</text:p>
          </table:table-cell>
          <table:table-cell table:style-name="ce7" table:formula="of:=POWER(([.$A22]*[.$B$1])/[.C$15];1/3)" office:value-type="float" office:value="156.4722703305">
            <text:p>156.47</text:p>
          </table:table-cell>
          <table:table-cell table:style-name="ce7" table:formula="of:=POWER(([.$A22]*[.$B$1])/[.D$15];1/3)" office:value-type="float" office:value="124.192123263244">
            <text:p>124.19</text:p>
          </table:table-cell>
          <table:table-cell table:style-name="ce7" table:formula="of:=POWER(([.$A22]*[.$B$1])/[.E$15];1/3)" office:value-type="float" office:value="115.289754512267">
            <text:p>115.29</text:p>
          </table:table-cell>
          <table:table-cell table:style-name="ce7" table:formula="of:=POWER(([.$A22]*[.$B$1])/[.F$15];1/3)" office:value-type="float" office:value="108.491812756892">
            <text:p>108.49</text:p>
          </table:table-cell>
          <table:table-cell table:number-columns-repeated="2"/>
          <table:table-cell table:style-name="ce11" office:value-type="string">
            <text:p>Crowders</text:p>
          </table:table-cell>
          <table:table-cell table:style-name="ce42" office:value-type="string">
            <text:p>conc</text:p>
          </table:table-cell>
          <table:table-cell table:style-name="ce5" office:value-type="string">
            <text:p>fb</text:p>
          </table:table-cell>
          <table:table-cell table:style-name="ce42" office:value-type="string">
            <text:p>conc</text:p>
          </table:table-cell>
          <table:table-cell table:style-name="ce5" office:value-type="string">
            <text:p>fb</text:p>
          </table:table-cell>
          <table:table-cell table:style-name="ce42" office:value-type="string">
            <text:p>conc</text:p>
          </table:table-cell>
          <table:table-cell table:style-name="ce5" office:value-type="string">
            <text:p>fb</text:p>
          </table:table-cell>
          <table:table-cell table:style-name="ce42" office:value-type="string">
            <text:p>conc</text:p>
          </table:table-cell>
          <table:table-cell table:style-name="ce5" office:value-type="string">
            <text:p>fb</text:p>
          </table:table-cell>
          <table:table-cell table:style-name="ce42" office:value-type="string">
            <text:p>conc</text:p>
          </table:table-cell>
          <table:table-cell table:style-name="ce5" office:value-type="string">
            <text:p>fb</text:p>
          </table:table-cell>
          <table:table-cell table:number-columns-repeated="2"/>
        </table:table-row>
        <table:table-row table:style-name="ro3">
          <table:table-cell office:value-type="float" office:value="40">
            <text:p>40</text:p>
          </table:table-cell>
          <table:table-cell table:style-name="ce13" table:formula="of:=POWER(([.$A23]*[.$B$1])/[.B$15];1/3)" office:value-type="float" office:value="216.983625513784">
            <text:p>216.98</text:p>
          </table:table-cell>
          <table:table-cell table:style-name="ce7" table:formula="of:=POWER(([.$A23]*[.$B$1])/[.C$15];1/3)" office:value-type="float" office:value="172.220017700228">
            <text:p>172.22</text:p>
          </table:table-cell>
          <table:table-cell table:style-name="ce7" table:formula="of:=POWER(([.$A23]*[.$B$1])/[.D$15];1/3)" office:value-type="float" office:value="136.691118633662">
            <text:p>136.69</text:p>
          </table:table-cell>
          <table:table-cell table:style-name="ce7" table:formula="of:=POWER(([.$A23]*[.$B$1])/[.E$15];1/3)" office:value-type="float" office:value="126.892793980809">
            <text:p>126.89</text:p>
          </table:table-cell>
          <table:table-cell table:style-name="ce7" table:formula="of:=POWER(([.$A23]*[.$B$1])/[.F$15];1/3)" office:value-type="float" office:value="119.410690941319">
            <text:p>119.41</text:p>
          </table:table-cell>
          <table:table-cell table:number-columns-repeated="2"/>
          <table:table-cell table:style-name="ce11" office:value-type="float" office:value="3">
            <text:p>3</text:p>
          </table:table-cell>
          <table:table-cell table:style-name="ce43" table:formula="of:=1/(POWER([.B16];3)/POWER(10;30)*[.$K$41])*1000" office:value-type="float" office:value="2166.93053379777">
            <text:p>2167</text:p>
          </table:table-cell>
          <table:table-cell table:style-name="ce5" table:formula="of:=[.B5]" office:value-type="float" office:value="0.8363">
            <text:p>0.8363</text:p>
          </table:table-cell>
          <table:table-cell table:style-name="ce43" table:formula="of:=1/(POWER([.C16];3)/POWER(10;30)*[.$K$41])*1000" office:value-type="float" office:value="4333.86106759554">
            <text:p>4334</text:p>
          </table:table-cell>
          <table:table-cell table:style-name="ce5" table:formula="of:=[.C5]" office:value-type="float" office:value="0.9643">
            <text:p>0.9643</text:p>
          </table:table-cell>
          <table:table-cell table:style-name="ce43" table:formula="of:=1/(POWER([.D16];3)/POWER(10;30)*[.$K$41])*1000" office:value-type="float" office:value="8667.72213519108">
            <text:p>8668</text:p>
          </table:table-cell>
          <table:table-cell table:style-name="ce76"/>
          <table:table-cell table:style-name="ce43" table:formula="of:=1/(POWER([.E16];3)/POWER(10;30)*[.$K$41])*1000" office:value-type="float" office:value="10834.6526689888">
            <text:p>10835</text:p>
          </table:table-cell>
          <table:table-cell table:style-name="ce76"/>
          <table:table-cell table:style-name="ce43" table:formula="of:=1/(POWER([.F16];3)/POWER(10;30)*[.$K$41])*1000" office:value-type="float" office:value="13001.5832027866">
            <text:p>13002</text:p>
          </table:table-cell>
          <table:table-cell table:style-name="ce5"/>
          <table:table-cell table:number-columns-repeated="2"/>
        </table:table-row>
        <table:table-row table:style-name="ro3">
          <table:table-cell table:number-columns-repeated="8"/>
          <table:table-cell table:style-name="ce11" office:value-type="float" office:value="5">
            <text:p>5</text:p>
          </table:table-cell>
          <table:table-cell table:style-name="ce43" table:formula="of:=1/(POWER([.B17];3)/POWER(10;30)*[.$K$41])*1000" office:value-type="float" office:value="1300.15832027866">
            <text:p>1300</text:p>
          </table:table-cell>
          <table:table-cell table:style-name="ce5" table:formula="of:=[.B6]" office:value-type="float" office:value="0.7228">
            <text:p>0.7228</text:p>
          </table:table-cell>
          <table:table-cell table:style-name="ce43" table:formula="of:=1/(POWER([.C17];3)/POWER(10;30)*[.$K$41])*1000" office:value-type="float" office:value="2600.31664055732">
            <text:p>2600</text:p>
          </table:table-cell>
          <table:table-cell table:style-name="ce5" table:formula="of:=[.C6]" office:value-type="float" office:value="0.8887">
            <text:p>0.8887</text:p>
          </table:table-cell>
          <table:table-cell table:style-name="ce43" table:formula="of:=1/(POWER([.D17];3)/POWER(10;30)*[.$K$41])*1000" office:value-type="float" office:value="5200.63328111465">
            <text:p>5201</text:p>
          </table:table-cell>
          <table:table-cell table:style-name="ce5" table:formula="of:=[.D6]" office:value-type="float" office:value="0.9691">
            <text:p>0.9691</text:p>
          </table:table-cell>
          <table:table-cell table:style-name="ce43" table:formula="of:=1/(POWER([.E17];3)/POWER(10;30)*[.$K$41])*1000" office:value-type="float" office:value="6500.79160139331">
            <text:p>6501</text:p>
          </table:table-cell>
          <table:table-cell table:style-name="ce76"/>
          <table:table-cell table:style-name="ce43" table:formula="of:=1/(POWER([.F17];3)/POWER(10;30)*[.$K$41])*1000" office:value-type="float" office:value="7800.94992167197">
            <text:p>7801</text:p>
          </table:table-cell>
          <table:table-cell table:style-name="ce5"/>
          <table:table-cell table:number-columns-repeated="2"/>
        </table:table-row>
        <table:table-row table:style-name="ro3">
          <table:table-cell table:number-columns-repeated="8"/>
          <table:table-cell table:style-name="ce11" office:value-type="float" office:value="10">
            <text:p>10</text:p>
          </table:table-cell>
          <table:table-cell table:style-name="ce43" table:formula="of:=1/(POWER([.B18];3)/POWER(10;30)*[.$K$41])*1000" office:value-type="float" office:value="650.079160139331">
            <text:p>650</text:p>
          </table:table-cell>
          <table:table-cell table:style-name="ce5" table:formula="of:=[.B7]" office:value-type="float" office:value="0.5465">
            <text:p>0.5465</text:p>
          </table:table-cell>
          <table:table-cell table:style-name="ce43" table:formula="of:=1/(POWER([.C18];3)/POWER(10;30)*[.$K$41])*1000" office:value-type="float" office:value="1300.15832027866">
            <text:p>1300</text:p>
          </table:table-cell>
          <table:table-cell table:style-name="ce5" table:formula="of:=[.C7]" office:value-type="float" office:value="0.7824">
            <text:p>0.7824</text:p>
          </table:table-cell>
          <table:table-cell table:style-name="ce43" table:formula="of:=1/(POWER([.D18];3)/POWER(10;30)*[.$K$41])*1000" office:value-type="float" office:value="2600.31664055732">
            <text:p>2600</text:p>
          </table:table-cell>
          <table:table-cell table:style-name="ce5" table:formula="of:=[.D7]" office:value-type="float" office:value="0.8555">
            <text:p>0.8555</text:p>
          </table:table-cell>
          <table:table-cell table:style-name="ce43" table:formula="of:=1/(POWER([.E18];3)/POWER(10;30)*[.$K$41])*1000" office:value-type="float" office:value="3250.39580069665">
            <text:p>3250</text:p>
          </table:table-cell>
          <table:table-cell table:style-name="ce76"/>
          <table:table-cell table:style-name="ce43" table:formula="of:=1/(POWER([.F18];3)/POWER(10;30)*[.$K$41])*1000" office:value-type="float" office:value="3900.47496083598">
            <text:p>3900</text:p>
          </table:table-cell>
          <table:table-cell table:style-name="ce5"/>
          <table:table-cell table:number-columns-repeated="2"/>
        </table:table-row>
        <table:table-row table:style-name="ro3">
          <table:table-cell table:number-columns-repeated="8"/>
          <table:table-cell table:style-name="ce11" office:value-type="float" office:value="15">
            <text:p>15</text:p>
          </table:table-cell>
          <table:table-cell table:style-name="ce43" table:formula="of:=1/(POWER([.B19];3)/POWER(10;30)*[.$K$41])*1000" office:value-type="float" office:value="433.386106759554">
            <text:p>433</text:p>
          </table:table-cell>
          <table:table-cell table:style-name="ce5" table:formula="of:=[.B8]" office:value-type="float" office:value="0.4481">
            <text:p>0.4481</text:p>
          </table:table-cell>
          <table:table-cell table:style-name="ce43" table:formula="of:=1/(POWER([.C19];3)/POWER(10;30)*[.$K$41])*1000" office:value-type="float" office:value="866.772213519108">
            <text:p>867</text:p>
          </table:table-cell>
          <table:table-cell table:style-name="ce5" table:formula="of:=[.C8]" office:value-type="float" office:value="0.7212">
            <text:p>0.7212</text:p>
          </table:table-cell>
          <table:table-cell table:style-name="ce43" table:formula="of:=1/(POWER([.D19];3)/POWER(10;30)*[.$K$41])*1000" office:value-type="float" office:value="1733.54442703822">
            <text:p>1734</text:p>
          </table:table-cell>
          <table:table-cell table:style-name="ce5" table:formula="of:=[.D8]" office:value-type="float" office:value="0.8313">
            <text:p>0.8313</text:p>
          </table:table-cell>
          <table:table-cell table:style-name="ce43" table:formula="of:=1/(POWER([.E19];3)/POWER(10;30)*[.$K$41])*1000" office:value-type="float" office:value="2166.93053379777">
            <text:p>2167</text:p>
          </table:table-cell>
          <table:table-cell table:style-name="ce5" table:formula="of:=[.E8]" office:value-type="float" office:value="0.7448">
            <text:p>0.7448</text:p>
          </table:table-cell>
          <table:table-cell table:style-name="ce43" table:formula="of:=1/(POWER([.F19];3)/POWER(10;30)*[.$K$41])*1000" office:value-type="float" office:value="2600.31664055732">
            <text:p>2600</text:p>
          </table:table-cell>
          <table:table-cell table:style-name="ce5" table:formula="of:=[.F8]" office:value-type="float" office:value="0.3785">
            <text:p>0.3785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ce11" office:value-type="float" office:value="20">
            <text:p>20</text:p>
          </table:table-cell>
          <table:table-cell table:style-name="ce43" table:formula="of:=1/(POWER([.B20];3)/POWER(10;30)*[.$K$41])*1000" office:value-type="float" office:value="325.039580069665">
            <text:p>325</text:p>
          </table:table-cell>
          <table:table-cell table:style-name="ce5" table:formula="of:=[.B9]" office:value-type="float" office:value="0.3759">
            <text:p>0.3759</text:p>
          </table:table-cell>
          <table:table-cell table:style-name="ce43" table:formula="of:=1/(POWER([.C20];3)/POWER(10;30)*[.$K$41])*1000" office:value-type="float" office:value="650.079160139331">
            <text:p>650</text:p>
          </table:table-cell>
          <table:table-cell table:style-name="ce5" table:formula="of:=[.C9]" office:value-type="float" office:value="0.6384">
            <text:p>0.6384</text:p>
          </table:table-cell>
          <table:table-cell table:style-name="ce43" table:formula="of:=1/(POWER([.D20];3)/POWER(10;30)*[.$K$41])*1000" office:value-type="float" office:value="1300.15832027866">
            <text:p>1300</text:p>
          </table:table-cell>
          <table:table-cell table:style-name="ce5" table:formula="of:=[.D9]" office:value-type="float" office:value="0.7954">
            <text:p>0.7954</text:p>
          </table:table-cell>
          <table:table-cell table:style-name="ce43" table:formula="of:=1/(POWER([.E20];3)/POWER(10;30)*[.$K$41])*1000" office:value-type="float" office:value="1625.19790034833">
            <text:p>1625</text:p>
          </table:table-cell>
          <table:table-cell table:style-name="ce5" table:formula="of:=[.E9]" office:value-type="float" office:value="0.6768">
            <text:p>0.6768</text:p>
          </table:table-cell>
          <table:table-cell table:style-name="ce43" table:formula="of:=1/(POWER([.F20];3)/POWER(10;30)*[.$K$41])*1000" office:value-type="float" office:value="1950.23748041799">
            <text:p>1950</text:p>
          </table:table-cell>
          <table:table-cell table:style-name="ce5" table:formula="of:=[.F9]" office:value-type="float" office:value="0.2842">
            <text:p>0.2842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ce11" office:value-type="float" office:value="25">
            <text:p>25</text:p>
          </table:table-cell>
          <table:table-cell table:style-name="ce44" table:formula="of:=1/(POWER([.B21];3)/POWER(10;30)*[.$K$41])*1000" office:value-type="float" office:value="260.031664055732">
            <text:p>260</text:p>
          </table:table-cell>
          <table:table-cell table:style-name="ce1" table:formula="of:=[.B10]" office:value-type="float" office:value="0.3457">
            <text:p>0.3457</text:p>
          </table:table-cell>
          <table:table-cell table:style-name="ce44" table:formula="of:=1/(POWER([.C21];3)/POWER(10;30)*[.$K$41])*1000" office:value-type="float" office:value="520.063328111465">
            <text:p>520</text:p>
          </table:table-cell>
          <table:table-cell table:style-name="ce1" table:formula="of:=[.C10]" office:value-type="float" office:value="0.5691">
            <text:p>0.5691</text:p>
          </table:table-cell>
          <table:table-cell table:style-name="ce75" table:formula="of:=1/(POWER([.D21];3)/POWER(10;30)*[.$K$41])*1000" office:value-type="float" office:value="1040.12665622293">
            <text:p>1040</text:p>
          </table:table-cell>
          <table:table-cell table:style-name="ce9" table:formula="of:=[.D10]" office:value-type="float" office:value="0.7264">
            <text:p>0.7264</text:p>
          </table:table-cell>
          <table:table-cell table:style-name="ce44" table:formula="of:=1/(POWER([.E21];3)/POWER(10;30)*[.$K$41])*1000" office:value-type="float" office:value="1300.15832027866">
            <text:p>1300</text:p>
          </table:table-cell>
          <table:table-cell table:style-name="ce1" table:formula="of:=[.E10]" office:value-type="float" office:value="0.5849">
            <text:p>0.5849</text:p>
          </table:table-cell>
          <table:table-cell table:style-name="ce44" table:formula="of:=1/(POWER([.F21];3)/POWER(10;30)*[.$K$41])*1000" office:value-type="float" office:value="1560.18998433439">
            <text:p>1560</text:p>
          </table:table-cell>
          <table:table-cell table:style-name="ce1" table:formula="of:=[.F10]" office:value-type="float" office:value="0.1283">
            <text:p>0.1283</text:p>
          </table:table-cell>
          <table:table-cell table:number-columns-repeated="2"/>
        </table:table-row>
        <table:table-row table:style-name="ro3">
          <table:table-cell>
            <draw:frame table:end-cell-address="Sheet1.H50" table:end-x="1.793cm" table:end-y="0.302cm" draw:z-index="0" draw:style-name="gr1" svg:width="18.159cm" svg:height="9.75cm" svg:x="0.084cm" svg:y="-0.001cm">
              <draw:object draw:notify-on-update-of-ranges="Sheet1.A5:Sheet1.A10 Sheet1.B4:Sheet1.B4 Sheet1.B5:Sheet1.B10 Sheet1.A5:Sheet1.A10 Sheet1.C4:Sheet1.C4 Sheet1.C5:Sheet1.C10 Sheet1.A5:Sheet1.A10 Sheet1.D4:Sheet1.D4 Sheet1.D5:Sheet1.D10 Sheet1.A5:Sheet1.A10 Sheet1.E4:Sheet1.E4 Sheet1.E5:Sheet1.E10 Sheet1.A5:Sheet1.A10 Sheet1.F4:Sheet1.F4 Sheet1.F5:Sheet1.F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style-name="ce53"/>
          <table:table-cell table:number-columns-repeated="2"/>
          <table:table-cell table:style-name="ce43" table:formula="of:=1/(POWER([.D22];3)/POWER(10;30)*[.$K$41])*1000" office:value-type="float" office:value="866.772213519108">
            <text:p>867</text:p>
          </table:table-cell>
          <table:table-cell table:style-name="ce3" table:formula="of:=[.D11]" office:value-type="float" office:value="0.6597">
            <text:p>0.6597</text:p>
          </table:table-cell>
          <table:table-cell table:number-columns-repeated="6"/>
        </table:table-row>
        <table:table-row table:style-name="ro3">
          <table:table-cell table:number-columns-repeated="13"/>
          <table:table-cell table:style-name="ce44" table:formula="of:=1/(POWER([.D23];3)/POWER(10;30)*[.$K$41])*1000" office:value-type="float" office:value="650.079160139331">
            <text:p>650</text:p>
          </table:table-cell>
          <table:table-cell table:style-name="ce77" table:formula="of:=[.D12]" office:value-type="float" office:value="0.5374">
            <text:p>0.5374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ce11" office:value-type="string">
            <text:p>kd</text:p>
          </table:table-cell>
          <table:table-cell/>
          <table:table-cell office:value-type="float" office:value="514">
            <text:p>514</text:p>
          </table:table-cell>
          <table:table-cell/>
          <table:table-cell office:value-type="float" office:value="359">
            <text:p>359</text:p>
          </table:table-cell>
          <table:table-cell/>
          <table:table-cell office:value-type="float" office:value="426">
            <text:p>426</text:p>
          </table:table-cell>
          <table:table-cell/>
          <table:table-cell office:value-type="float" office:value="820">
            <text:p>82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12"/>
        </table:table-row>
        <table:table-row table:style-name="ro3">
          <table:table-cell table:number-columns-repeated="8"/>
          <table:table-cell table:style-name="Default"/>
          <table:table-cell table:number-columns-repeated="7"/>
          <table:table-cell table:style-name="ce14" office:value-type="string" table:number-columns-spanned="3" table:number-rows-spanned="1">
            <text:p>Reference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office:value-type="string">
            <text:p>Conc</text:p>
          </table:table-cell>
          <table:table-cell office:value-type="string">
            <text:p>Fb (1)</text:p>
          </table:table-cell>
          <table:table-cell office:value-type="string">
            <text:p>Fb (2)</text:p>
          </table:table-cell>
          <table:table-cell office:value-type="string">
            <text:p>Ave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60"/>
          <table:table-cell table:number-columns-repeated="3"/>
          <table:table-cell office:value-type="float" office:value="200">
            <text:p>200</text:p>
          </table:table-cell>
          <table:table-cell office:value-type="float" office:value="0.2018">
            <text:p>0.2018</text:p>
          </table:table-cell>
          <table:table-cell office:value-type="float" office:value="0.1986">
            <text:p>0.1986</text:p>
          </table:table-cell>
          <table:table-cell table:style-name="ce79" table:formula="of:=AVERAGE([.Q35];[.R35])" office:value-type="float" office:value="0.2002">
            <text:p>0.2002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60"/>
          <table:table-cell table:number-columns-repeated="3"/>
          <table:table-cell office:value-type="float" office:value="400">
            <text:p>400</text:p>
          </table:table-cell>
          <table:table-cell table:style-name="ce78" office:value-type="float" office:value="0.348">
            <text:p>0.3480</text:p>
          </table:table-cell>
          <table:table-cell office:value-type="float" office:value="0.3613">
            <text:p>0.3613</text:p>
          </table:table-cell>
          <table:table-cell table:style-name="ce79" table:formula="of:=AVERAGE([.Q36];[.R36])" office:value-type="float" office:value="0.35465">
            <text:p>0.3547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60"/>
          <table:table-cell table:number-columns-repeated="3"/>
          <table:table-cell office:value-type="float" office:value="600">
            <text:p>600</text:p>
          </table:table-cell>
          <table:table-cell office:value-type="float" office:value="0.4523">
            <text:p>0.4523</text:p>
          </table:table-cell>
          <table:table-cell office:value-type="float" office:value="0.4406">
            <text:p>0.4406</text:p>
          </table:table-cell>
          <table:table-cell table:style-name="ce79" table:formula="of:=AVERAGE([.Q37];[.R37])" office:value-type="float" office:value="0.44645">
            <text:p>0.4465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60"/>
          <table:table-cell table:number-columns-repeated="3"/>
          <table:table-cell office:value-type="float" office:value="800">
            <text:p>800</text:p>
          </table:table-cell>
          <table:table-cell office:value-type="float" office:value="0.5091">
            <text:p>0.5091</text:p>
          </table:table-cell>
          <table:table-cell office:value-type="float" office:value="0.5116">
            <text:p>0.5116</text:p>
          </table:table-cell>
          <table:table-cell table:style-name="ce79" table:formula="of:=AVERAGE([.Q38];[.R38])" office:value-type="float" office:value="0.51035">
            <text:p>0.5104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60"/>
          <table:table-cell table:number-columns-repeated="3"/>
          <table:table-cell office:value-type="float" office:value="1000">
            <text:p>1000</text:p>
          </table:table-cell>
          <table:table-cell office:value-type="float" office:value="0.5602">
            <text:p>0.5602</text:p>
          </table:table-cell>
          <table:table-cell office:value-type="float" office:value="0.5758">
            <text:p>0.5758</text:p>
          </table:table-cell>
          <table:table-cell table:style-name="ce79" table:formula="of:=AVERAGE([.Q39];[.R39])" office:value-type="float" office:value="0.568">
            <text:p>0.568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12"/>
        </table:table-row>
        <table:table-row table:style-name="ro3">
          <table:table-cell table:number-columns-repeated="8"/>
          <table:table-cell table:style-name="Default"/>
          <table:table-cell office:value-type="string">
            <text:p>NA</text:p>
          </table:table-cell>
          <table:table-cell table:formula="of:=6.023*POWER(10;23)" office:value-type="float" office:value="6.023E+023">
            <text:p>6.023E+023</text:p>
          </table:table-cell>
          <table:table-cell table:number-columns-repeated="10"/>
        </table:table-row>
        <table:table-row table:style-name="ro3" table:number-rows-repeated="4">
          <table:table-cell table:number-columns-repeated="8"/>
          <table:table-cell table:style-name="Default"/>
          <table:table-cell table:number-columns-repeated="12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5">
            <text:p>5</text:p>
          </table:table-cell>
          <table:table-cell table:formula="of:=[.J24]" office:value-type="float" office:value="1300.15832027866">
            <text:p>1300.15832027866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10">
            <text:p>10</text:p>
          </table:table-cell>
          <table:table-cell table:formula="of:=[.J25]" office:value-type="float" office:value="650.079160139331">
            <text:p>650.079160139331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15">
            <text:p>15</text:p>
          </table:table-cell>
          <table:table-cell table:formula="of:=[.J26]" office:value-type="float" office:value="433.386106759554">
            <text:p>433.386106759554</text:p>
          </table:table-cell>
          <table:table-cell table:number-columns-repeated="9"/>
        </table:table-row>
        <table:table-row table:style-name="ro3">
          <table:table-cell table:number-columns-repeated="11"/>
          <table:table-cell table:formula="of:=[.J27]" office:value-type="float" office:value="325.039580069665">
            <text:p>325.039580069665</text:p>
          </table:table-cell>
          <table:table-cell table:number-columns-repeated="9"/>
        </table:table-row>
        <table:table-row table:style-name="ro3" table:number-rows-repeated="1048526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4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5" number:min-integer-digits="1"/>
    </number:number-style>
    <number:number-style style:name="N113">
      <number:number number:decimal-places="16" number:min-integer-digits="1"/>
    </number:number-style>
    <number:number-style style:name="N114">
      <number:number number:decimal-places="17" number:min-integer-digits="1"/>
    </number:number-style>
    <number:number-style style:name="N115">
      <number:number number:decimal-places="18" number:min-integer-digits="1"/>
    </number:number-style>
    <number:number-style style:name="N116">
      <number:number number:decimal-places="19" number:min-integer-digits="1"/>
    </number:number-style>
    <number:number-style style:name="N117">
      <number:number number:decimal-places="20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currency-style style:name="N12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scale-to="7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2010/12/23</text:date>, <text:time>18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Tunbridge</meta:initial-creator>
    <meta:creation-date>2010-11-30T15:13:44</meta:creation-date>
    <dc:date>2010-12-23T18:38:19</dc:date>
    <dc:creator>Ian Tunbridge</dc:creator>
    <meta:editing-duration>PT68H52M48S</meta:editing-duration>
    <meta:editing-cycles>37</meta:editing-cycles>
    <meta:generator>OpenOffice.org/3.2$Unix OpenOffice.org_project/320m12$Build-9483</meta:generator>
    <meta:printed-by>Ian Tunbridge</meta:printed-by>
    <meta:print-date>2010-12-01T11:04:26</meta:print-date>
    <meta:document-statistic meta:table-count="3" meta:cell-count="3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1">
      <style:chart-properties chart:display-label="true" chart:logarithmic="false" chart:maximum="9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32cm" svg:height="12.315cm" xlink:href=".." chart:class="chart:scatter" chart:style-name="ch1">
        <chart:legend chart:legend-position="end" svg:x="16.653cm" svg:y="4.938cm" chart:style-name="ch2"/>
        <chart:plot-area chart:style-name="ch3" table:cell-range-address="Sheet1.S35:Sheet1.S39 Sheet1.P35:Sheet1.P39 Sheet1.Q33:Sheet1.Q33 Sheet1.K2:Sheet1.K2 Sheet1.K23:Sheet1.K28 Sheet1.M2:Sheet1.M2 Sheet1.M23:Sheet1.M28 Sheet1.O2:Sheet1.O2 Sheet1.O23:Sheet1.O30 Sheet1.Q2:Sheet1.Q2 Sheet1.Q23:Sheet1.Q28 Sheet1.S2:Sheet1.S2 Sheet1.S23:Sheet1.S28" chart:data-source-has-labels="both" svg:x="0.38cm" svg:y="0.246cm" svg:width="15.894cm" svg:height="11.577cm">
          <chart:axis chart:dimension="x" chart:name="primary-x" chart:style-name="ch4">
            <chart:categories table:cell-range-address="Sheet1.S35:Sheet1.S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35:Sheet1.S39" chart:label-cell-address="Sheet1.Q33:Sheet1.Q33" chart:class="chart:scatter">
            <chart:domain table:cell-range-address="Sheet1.P35:Sheet1.P39"/>
            <chart:data-point chart:repeated="5"/>
          </chart:series>
          <chart:series chart:style-name="ch8" chart:values-cell-range-address="Sheet1.K23:Sheet1.K28" chart:label-cell-address="Sheet1.K2:Sheet1.K2" chart:class="chart:scatter">
            <chart:domain table:cell-range-address="Sheet1.J23:Sheet1.J28"/>
            <chart:data-point chart:repeated="6"/>
          </chart:series>
          <chart:series chart:style-name="ch9" chart:values-cell-range-address="Sheet1.M23:Sheet1.M28" chart:label-cell-address="Sheet1.M2:Sheet1.M2" chart:class="chart:scatter">
            <chart:domain table:cell-range-address="Sheet1.L23:Sheet1.L28"/>
            <chart:data-point chart:repeated="6"/>
          </chart:series>
          <chart:series chart:style-name="ch10" chart:values-cell-range-address="Sheet1.O23:Sheet1.O30" chart:label-cell-address="Sheet1.O2:Sheet1.O2" chart:class="chart:scatter">
            <chart:domain table:cell-range-address="Sheet1.N23:Sheet1.N30"/>
            <chart:data-point chart:repeated="8"/>
          </chart:series>
          <chart:series chart:style-name="ch11" chart:values-cell-range-address="Sheet1.Q23:Sheet1.Q28" chart:label-cell-address="Sheet1.Q2:Sheet1.Q2" chart:class="chart:scatter">
            <chart:domain table:cell-range-address="Sheet1.P23:Sheet1.P28"/>
            <chart:data-point chart:repeated="6"/>
          </chart:series>
          <chart:series chart:style-name="ch12" chart:values-cell-range-address="Sheet1.S23:Sheet1.S28" chart:label-cell-address="Sheet1.S2:Sheet1.S2" chart:class="chart:scatter">
            <chart:domain table:cell-range-address="Sheet1.R23:Sheet1.R2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Q33:Sheet1.Q33">Reference</text:p>
              </table:table-cell>
              <table:table-cell office:value-type="string">
                <text:p>Column J</text:p>
              </table:table-cell>
              <table:table-cell office:value-type="string">
                <text:p text:id="Sheet1.K2:Sheet1.K2">0.05</text:p>
              </table:table-cell>
              <table:table-cell office:value-type="string">
                <text:p>Column L</text:p>
              </table:table-cell>
              <table:table-cell office:value-type="string">
                <text:p text:id="Sheet1.M2:Sheet1.M2">0.1</text:p>
              </table:table-cell>
              <table:table-cell office:value-type="string">
                <text:p>Column N</text:p>
              </table:table-cell>
              <table:table-cell office:value-type="string">
                <text:p text:id="Sheet1.O2:Sheet1.O2">0.2</text:p>
              </table:table-cell>
              <table:table-cell office:value-type="string">
                <text:p>Column P</text:p>
              </table:table-cell>
              <table:table-cell office:value-type="string">
                <text:p text:id="Sheet1.Q2:Sheet1.Q2">0.25</text:p>
              </table:table-cell>
              <table:table-cell office:value-type="string">
                <text:p>Column R</text:p>
              </table:table-cell>
              <table:table-cell office:value-type="string">
                <text:p text:id="Sheet1.S2:Sheet1.S2">0.3</text:p>
              </table:table-cell>
            </table:table-row>
          </table:table-header-rows>
          <table:table-rows>
            <table:table-row>
              <table:table-cell office:value-type="string">
                <text:p text:id="Sheet1.S35:Sheet1.S39">0.2002</text:p>
              </table:table-cell>
              <table:table-cell office:value-type="float" office:value="200">
                <text:p text:id="Sheet1.P35:Sheet1.P39">200</text:p>
              </table:table-cell>
              <table:table-cell office:value-type="float" office:value="0.2002">
                <text:p text:id="Sheet1.S35:Sheet1.S39">0.2002</text:p>
              </table:table-cell>
              <table:table-cell office:value-type="float" office:value="2166.93053379777">
                <text:p text:id="Sheet1.J23:Sheet1.J28">2166.93053379777</text:p>
              </table:table-cell>
              <table:table-cell office:value-type="float" office:value="0.8363">
                <text:p text:id="Sheet1.K23:Sheet1.K28">0.8363</text:p>
              </table:table-cell>
              <table:table-cell office:value-type="float" office:value="4333.86106759554">
                <text:p text:id="Sheet1.L23:Sheet1.L28">4333.86106759554</text:p>
              </table:table-cell>
              <table:table-cell office:value-type="float" office:value="0.9643">
                <text:p text:id="Sheet1.M23:Sheet1.M28">0.9643</text:p>
              </table:table-cell>
              <table:table-cell office:value-type="float" office:value="8667.72213519108">
                <text:p text:id="Sheet1.N23:Sheet1.N30">8667.72213519108</text:p>
              </table:table-cell>
              <table:table-cell office:value-type="float" office:value="1.#NAN">
                <text:p text:id="Sheet1.O23:Sheet1.O30">1.#NAN</text:p>
              </table:table-cell>
              <table:table-cell office:value-type="float" office:value="10834.6526689888">
                <text:p text:id="Sheet1.P23:Sheet1.P28">10834.6526689888</text:p>
              </table:table-cell>
              <table:table-cell office:value-type="float" office:value="1.#NAN">
                <text:p text:id="Sheet1.Q23:Sheet1.Q28">1.#NAN</text:p>
              </table:table-cell>
              <table:table-cell office:value-type="float" office:value="13001.5832027866">
                <text:p text:id="Sheet1.R23:Sheet1.R28">13001.5832027866</text:p>
              </table:table-cell>
              <table:table-cell office:value-type="float" office:value="1.#NAN">
                <text:p text:id="Sheet1.S23:Sheet1.S28">1.#NAN</text:p>
              </table:table-cell>
            </table:table-row>
            <table:table-row>
              <table:table-cell office:value-type="string">
                <text:p>0.3547</text:p>
              </table:table-cell>
              <table:table-cell office:value-type="float" office:value="400">
                <text:p>400</text:p>
              </table:table-cell>
              <table:table-cell office:value-type="float" office:value="0.35465">
                <text:p>0.35465</text:p>
              </table:table-cell>
              <table:table-cell office:value-type="float" office:value="1300.15832027866">
                <text:p>1300.15832027866</text:p>
              </table:table-cell>
              <table:table-cell office:value-type="float" office:value="0.7228">
                <text:p>0.7228</text:p>
              </table:table-cell>
              <table:table-cell office:value-type="float" office:value="2600.31664055732">
                <text:p>2600.31664055732</text:p>
              </table:table-cell>
              <table:table-cell office:value-type="float" office:value="0.8887">
                <text:p>0.8887</text:p>
              </table:table-cell>
              <table:table-cell office:value-type="float" office:value="5200.63328111465">
                <text:p>5200.63328111465</text:p>
              </table:table-cell>
              <table:table-cell office:value-type="float" office:value="0.9691">
                <text:p>0.9691</text:p>
              </table:table-cell>
              <table:table-cell office:value-type="float" office:value="6500.79160139331">
                <text:p>6500.79160139331</text:p>
              </table:table-cell>
              <table:table-cell office:value-type="float" office:value="1.#NAN">
                <text:p>1.#NAN</text:p>
              </table:table-cell>
              <table:table-cell office:value-type="float" office:value="7800.94992167197">
                <text:p>7800.9499216719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465</text:p>
              </table:table-cell>
              <table:table-cell office:value-type="float" office:value="600">
                <text:p>600</text:p>
              </table:table-cell>
              <table:table-cell office:value-type="float" office:value="0.44645">
                <text:p>0.44645</text:p>
              </table:table-cell>
              <table:table-cell office:value-type="float" office:value="650.079160139331">
                <text:p>650.079160139331</text:p>
              </table:table-cell>
              <table:table-cell office:value-type="float" office:value="0.5465">
                <text:p>0.5465</text:p>
              </table:table-cell>
              <table:table-cell office:value-type="float" office:value="1300.15832027866">
                <text:p>1300.15832027866</text:p>
              </table:table-cell>
              <table:table-cell office:value-type="float" office:value="0.7824">
                <text:p>0.7824</text:p>
              </table:table-cell>
              <table:table-cell office:value-type="float" office:value="2600.31664055732">
                <text:p>2600.31664055732</text:p>
              </table:table-cell>
              <table:table-cell office:value-type="float" office:value="0.8555">
                <text:p>0.8555</text:p>
              </table:table-cell>
              <table:table-cell office:value-type="float" office:value="3250.39580069665">
                <text:p>3250.39580069665</text:p>
              </table:table-cell>
              <table:table-cell office:value-type="float" office:value="1.#NAN">
                <text:p>1.#NAN</text:p>
              </table:table-cell>
              <table:table-cell office:value-type="float" office:value="3900.47496083598">
                <text:p>3900.4749608359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104</text:p>
              </table:table-cell>
              <table:table-cell office:value-type="float" office:value="800">
                <text:p>800</text:p>
              </table:table-cell>
              <table:table-cell office:value-type="float" office:value="0.51035">
                <text:p>0.51035</text:p>
              </table:table-cell>
              <table:table-cell office:value-type="float" office:value="433.386106759554">
                <text:p>433.386106759554</text:p>
              </table:table-cell>
              <table:table-cell office:value-type="float" office:value="0.4481">
                <text:p>0.4481</text:p>
              </table:table-cell>
              <table:table-cell office:value-type="float" office:value="866.772213519108">
                <text:p>866.772213519108</text:p>
              </table:table-cell>
              <table:table-cell office:value-type="float" office:value="0.7212">
                <text:p>0.7212</text:p>
              </table:table-cell>
              <table:table-cell office:value-type="float" office:value="1733.54442703822">
                <text:p>1733.54442703822</text:p>
              </table:table-cell>
              <table:table-cell office:value-type="float" office:value="0.8313">
                <text:p>0.8313</text:p>
              </table:table-cell>
              <table:table-cell office:value-type="float" office:value="2166.93053379777">
                <text:p>2166.93053379777</text:p>
              </table:table-cell>
              <table:table-cell office:value-type="float" office:value="0.7448">
                <text:p>0.7448</text:p>
              </table:table-cell>
              <table:table-cell office:value-type="float" office:value="2600.31664055732">
                <text:p>2600.31664055732</text:p>
              </table:table-cell>
              <table:table-cell office:value-type="float" office:value="0.3785">
                <text:p>0.3785</text:p>
              </table:table-cell>
            </table:table-row>
            <table:table-row>
              <table:table-cell office:value-type="string">
                <text:p>0.5680</text:p>
              </table:table-cell>
              <table:table-cell office:value-type="float" office:value="1000">
                <text:p>1000</text:p>
              </table:table-cell>
              <table:table-cell office:value-type="float" office:value="0.568">
                <text:p>0.568</text:p>
              </table:table-cell>
              <table:table-cell office:value-type="float" office:value="325.039580069665">
                <text:p>325.039580069665</text:p>
              </table:table-cell>
              <table:table-cell office:value-type="float" office:value="0.3759">
                <text:p>0.3759</text:p>
              </table:table-cell>
              <table:table-cell office:value-type="float" office:value="650.079160139331">
                <text:p>650.079160139331</text:p>
              </table:table-cell>
              <table:table-cell office:value-type="float" office:value="0.6384">
                <text:p>0.6384</text:p>
              </table:table-cell>
              <table:table-cell office:value-type="float" office:value="1300.15832027866">
                <text:p>1300.15832027866</text:p>
              </table:table-cell>
              <table:table-cell office:value-type="float" office:value="0.7954">
                <text:p>0.7954</text:p>
              </table:table-cell>
              <table:table-cell office:value-type="float" office:value="1625.19790034833">
                <text:p>1625.19790034833</text:p>
              </table:table-cell>
              <table:table-cell office:value-type="float" office:value="0.6768">
                <text:p>0.6768</text:p>
              </table:table-cell>
              <table:table-cell office:value-type="float" office:value="1950.23748041799">
                <text:p>1950.23748041799</text:p>
              </table:table-cell>
              <table:table-cell office:value-type="float" office:value="0.2842">
                <text:p>0.284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0.031664055732">
                <text:p>260.031664055732</text:p>
              </table:table-cell>
              <table:table-cell office:value-type="float" office:value="0.3457">
                <text:p>0.3457</text:p>
              </table:table-cell>
              <table:table-cell office:value-type="float" office:value="520.063328111465">
                <text:p>520.063328111465</text:p>
              </table:table-cell>
              <table:table-cell office:value-type="float" office:value="0.5691">
                <text:p>0.5691</text:p>
              </table:table-cell>
              <table:table-cell office:value-type="float" office:value="1040.12665622293">
                <text:p>1040.12665622293</text:p>
              </table:table-cell>
              <table:table-cell office:value-type="float" office:value="0.7264">
                <text:p>0.7264</text:p>
              </table:table-cell>
              <table:table-cell office:value-type="float" office:value="1300.15832027866">
                <text:p>1300.15832027866</text:p>
              </table:table-cell>
              <table:table-cell office:value-type="float" office:value="0.5849">
                <text:p>0.5849</text:p>
              </table:table-cell>
              <table:table-cell office:value-type="float" office:value="1560.18998433439">
                <text:p>1560.18998433439</text:p>
              </table:table-cell>
              <table:table-cell office:value-type="float" office:value="0.1283">
                <text:p>0.128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66.772213519108">
                <text:p>866.772213519108</text:p>
              </table:table-cell>
              <table:table-cell office:value-type="float" office:value="0.6597">
                <text:p>0.65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50.079160139331">
                <text:p>650.079160139331</text:p>
              </table:table-cell>
              <table:table-cell office:value-type="float" office:value="0.5374">
                <text:p>0.53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6cm" svg:height="9.751cm" xlink:href=".." chart:class="chart:scatter" chart:style-name="ch1">
        <chart:title svg:x="7.333cm" svg:y="0.196cm" chart:style-name="ch2">
          <text:p>Packing Fractions</text:p>
        </chart:title>
        <chart:legend chart:legend-position="end" svg:x="16.324cm" svg:y="3.588cm" chart:style-name="ch3"/>
        <chart:plot-area chart:style-name="ch4" table:cell-range-address="Sheet1.A4:Sheet1.F10" chart:data-source-has-labels="row" svg:x="0.525cm" svg:y="0.894cm" svg:width="15.437cm" svg:height="8.473cm">
          <chart:axis chart:dimension="x" chart:name="primary-x" chart:style-name="ch5">
            <chart:title svg:x="7.814cm" svg:y="8.99cm" chart:style-name="ch6">
              <text:p>Crowders</text:p>
            </chart:title>
          </chart:axis>
          <chart:axis chart:dimension="y" chart:name="primary-y" chart:style-name="ch5">
            <chart:title svg:x="0.364cm" svg:y="5.942cm" chart:style-name="ch7">
              <text:p>Fraction Bound</text:p>
            </chart:title>
            <chart:grid chart:style-name="ch8" chart:class="major"/>
          </chart:axis>
          <chart:series chart:style-name="ch9" chart:values-cell-range-address="Sheet1.B5:Sheet1.B10" chart:label-cell-address="Sheet1.B4:Sheet1.B4" chart:class="chart:scatter">
            <chart:domain table:cell-range-address="Sheet1.A5:Sheet1.A10"/>
            <chart:data-point chart:repeated="6"/>
          </chart:series>
          <chart:series chart:style-name="ch10" chart:values-cell-range-address="Sheet1.C5:Sheet1.C10" chart:label-cell-address="Sheet1.C4:Sheet1.C4" chart:class="chart:scatter">
            <chart:data-point chart:repeated="6"/>
          </chart:series>
          <chart:series chart:style-name="ch11" chart:values-cell-range-address="Sheet1.D5:Sheet1.D10" chart:label-cell-address="Sheet1.D4:Sheet1.D4" chart:class="chart:scatter">
            <chart:data-point chart:repeated="6"/>
          </chart:series>
          <chart:series chart:style-name="ch12" chart:values-cell-range-address="Sheet1.E5:Sheet1.E10" chart:label-cell-address="Sheet1.E4:Sheet1.E4" chart:class="chart:scatter">
            <chart:data-point chart:repeated="6"/>
          </chart:series>
          <chart:series chart:style-name="ch13" chart:values-cell-range-address="Sheet1.F5:Sheet1.F10" chart:label-cell-address="Sheet1.F4:Sheet1.F4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4:Sheet1.B4">0.05</text:p>
              </table:table-cell>
              <table:table-cell office:value-type="string">
                <text:p text:id="Sheet1.C4:Sheet1.C4">0.10</text:p>
              </table:table-cell>
              <table:table-cell office:value-type="string">
                <text:p text:id="Sheet1.D4:Sheet1.D4">0.20</text:p>
              </table:table-cell>
              <table:table-cell office:value-type="string">
                <text:p text:id="Sheet1.E4:Sheet1.E4">0.25</text:p>
              </table:table-cell>
              <table:table-cell office:value-type="string">
                <text:p text:id="Sheet1.F4:Sheet1.F4">0.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Sheet1.A5:Sheet1.A10">3</text:p>
              </table:table-cell>
              <table:table-cell office:value-type="float" office:value="0.8363">
                <text:p text:id="Sheet1.B5:Sheet1.B10">0.8363</text:p>
              </table:table-cell>
              <table:table-cell office:value-type="float" office:value="0.9643">
                <text:p text:id="Sheet1.C5:Sheet1.C10">0.9643</text:p>
              </table:table-cell>
              <table:table-cell office:value-type="float" office:value="0.7689">
                <text:p text:id="Sheet1.D5:Sheet1.D10">0.7689</text:p>
              </table:table-cell>
              <table:table-cell office:value-type="float" office:value="1.#NAN">
                <text:p text:id="Sheet1.E5:Sheet1.E10">1.#NAN</text:p>
              </table:table-cell>
              <table:table-cell office:value-type="float" office:value="1.#NAN">
                <text:p text:id="Sheet1.F5:Sheet1.F10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7228">
                <text:p>0.7228</text:p>
              </table:table-cell>
              <table:table-cell office:value-type="float" office:value="0.8887">
                <text:p>0.8887</text:p>
              </table:table-cell>
              <table:table-cell office:value-type="float" office:value="0.9691">
                <text:p>0.9691</text:p>
              </table:table-cell>
              <table:table-cell office:value-type="float" office:value="0.9602">
                <text:p>0.960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5465">
                <text:p>0.5465</text:p>
              </table:table-cell>
              <table:table-cell office:value-type="float" office:value="0.7824">
                <text:p>0.7824</text:p>
              </table:table-cell>
              <table:table-cell office:value-type="float" office:value="0.8555">
                <text:p>0.8555</text:p>
              </table:table-cell>
              <table:table-cell office:value-type="float" office:value="0.6857">
                <text:p>0.6857</text:p>
              </table:table-cell>
              <table:table-cell office:value-type="float" office:value="0.2446">
                <text:p>0.2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4481">
                <text:p>0.4481</text:p>
              </table:table-cell>
              <table:table-cell office:value-type="float" office:value="0.7212">
                <text:p>0.7212</text:p>
              </table:table-cell>
              <table:table-cell office:value-type="float" office:value="0.8313">
                <text:p>0.8313</text:p>
              </table:table-cell>
              <table:table-cell office:value-type="float" office:value="0.7448">
                <text:p>0.7448</text:p>
              </table:table-cell>
              <table:table-cell office:value-type="float" office:value="0.3785">
                <text:p>0.3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3759">
                <text:p>0.3759</text:p>
              </table:table-cell>
              <table:table-cell office:value-type="float" office:value="0.6384">
                <text:p>0.6384</text:p>
              </table:table-cell>
              <table:table-cell office:value-type="float" office:value="0.7954">
                <text:p>0.7954</text:p>
              </table:table-cell>
              <table:table-cell office:value-type="float" office:value="0.6768">
                <text:p>0.6768</text:p>
              </table:table-cell>
              <table:table-cell office:value-type="float" office:value="0.2842">
                <text:p>0.2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3457">
                <text:p>0.3457</text:p>
              </table:table-cell>
              <table:table-cell office:value-type="float" office:value="0.5691">
                <text:p>0.5691</text:p>
              </table:table-cell>
              <table:table-cell office:value-type="float" office:value="0.7264">
                <text:p>0.7264</text:p>
              </table:table-cell>
              <table:table-cell office:value-type="float" office:value="0.5849">
                <text:p>0.5849</text:p>
              </table:table-cell>
              <table:table-cell office:value-type="float" office:value="0.1283">
                <text:p>0.1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